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1be083" officeooo:paragraph-rsid="00225810"/>
    </style:style>
    <style:style style:name="P8" style:family="paragraph" style:parent-style-name="Text_20_body">
      <style:text-properties officeooo:rsid="0023ada7" officeooo:paragraph-rsid="0023ada7"/>
    </style:style>
    <style:style style:name="P9" style:family="paragraph" style:parent-style-name="Table_20_Contents">
      <style:paragraph-properties fo:text-align="center" style:justify-single-word="false"/>
      <style:text-properties officeooo:rsid="0023ada7" officeooo:paragraph-rsid="0023ada7"/>
    </style:style>
    <style:style style:name="P10" style:family="paragraph" style:parent-style-name="Text_20_body">
      <style:text-properties officeooo:rsid="0023ada7" officeooo:paragraph-rsid="00244fd2"/>
    </style:style>
    <style:style style:name="P11" style:family="paragraph" style:parent-style-name="Table_20_Contents">
      <style:text-properties officeooo:paragraph-rsid="0023ada7"/>
    </style:style>
    <style:style style:name="P12" style:family="paragraph" style:parent-style-name="Text_20_body">
      <style:text-properties officeooo:paragraph-rsid="0023ada7"/>
    </style:style>
    <style:style style:name="P13" style:family="paragraph" style:parent-style-name="Table_20_Contents">
      <style:paragraph-properties fo:text-align="center" style:justify-single-word="false"/>
      <style:text-properties fo:font-weight="bold" officeooo:rsid="0023ada7" officeooo:paragraph-rsid="0023ada7" style:font-weight-asian="bold" style:font-weight-complex="bold"/>
    </style:style>
    <style:style style:name="P14" style:family="paragraph" style:parent-style-name="Heading_20_1">
      <style:paragraph-properties fo:break-before="page"/>
      <style:text-properties officeooo:rsid="0023ada7" officeooo:paragraph-rsid="0023ada7"/>
    </style:style>
    <style:style style:name="P15" style:family="paragraph" style:parent-style-name="Heading_20_2">
      <style:text-properties officeooo:rsid="0023ada7" officeooo:paragraph-rsid="0023ada7"/>
    </style:style>
    <style:style style:name="P16" style:family="paragraph" style:parent-style-name="Heading_20_3">
      <style:text-properties officeooo:rsid="0023ada7" officeooo:paragraph-rsid="0023ada7"/>
    </style:style>
    <style:style style:name="P17" style:family="paragraph" style:parent-style-name="Heading_20_3">
      <style:paragraph-properties fo:break-before="page"/>
      <style:text-properties officeooo:rsid="0023ada7" officeooo:paragraph-rsid="0023ada7"/>
    </style:style>
    <style:style style:name="P18" style:family="paragraph" style:parent-style-name="Heading_20_3">
      <style:paragraph-properties fo:break-before="page"/>
    </style:style>
    <style:style style:name="P19" style:family="paragraph" style:parent-style-name="Table_20_Contents" style:list-style-name="L1">
      <style:text-properties officeooo:paragraph-rsid="0023ada7"/>
    </style:style>
    <style:style style:name="P20" style:family="paragraph" style:parent-style-name="Text_20_body" style:list-style-name="L2">
      <style:paragraph-properties fo:text-align="start" style:justify-single-word="false"/>
      <style:text-properties officeooo:paragraph-rsid="0023ada7"/>
    </style:style>
    <style:style style:name="P21" style:family="paragraph" style:parent-style-name="Text_20_body" style:list-style-name="L2">
      <style:paragraph-properties fo:text-align="start" style:justify-single-word="false"/>
      <style:text-properties officeooo:rsid="0023ada7" officeooo:paragraph-rsid="0023ada7"/>
    </style:style>
    <style:style style:name="P22" style:family="paragraph" style:parent-style-name="Text_20_body" style:list-style-name="L3">
      <style:text-properties officeooo:rsid="0023ada7" officeooo:paragraph-rsid="0023ada7"/>
    </style:style>
    <style:style style:name="T1" style:family="text">
      <style:text-properties officeooo:rsid="0003699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ada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3ada7"/>
    </style:style>
    <style:style style:name="T7" style:family="text">
      <style:text-properties officeooo:rsid="00244f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14" text:outline-level="1"><text:bookmark-start text:name="__RefHeading___Toc1240_632869935"/>CI Jobs<text:bookmark-end text:name="__RefHeading___Toc1240_632869935"/></text:h>
      <text:p text:style-name="P7">This section covers the <text:span text:style-name="T6">definition of all the CI jobs offered by AutomataCI. They arranged and tested as a </text:span><text:span text:style-name="T7">linear storyline</text:span><text:span text:style-name="T6"> for keeping the process sane and simple to comprehend.</text:span></text:p>
      <text:p text:style-name="P7"/>
      <text:h text:style-name="P15" text:outline-level="2">General Governance</text:h>
      <text:p text:style-name="P8">AutomataCI employs a linear story-line of factory production where one can visualize how a product is produced from raw materials into manufactured product, packaging, distribute, and lastly consume the product as the end user. That way, it’s easy to cope and map AutomataCI applications to the real-world processes.</text:p>
      <text:p text:style-name="P8"/>
      <text:h text:style-name="P16" text:outline-level="3">Consistent Yet Customizable</text:h>
      <text:p text:style-name="P12"><text:span text:style-name="T6">While AutomataCI maintains high consistency in its software manufacturing processes, it still facilitate maintainable customization capabilities via the source’s </text:span><text:span text:style-name="T4">.ci/</text:span><text:span text:style-name="T6"> directory that houses specialized and custom CI implementation recipes. For example, </text:span></text:p>
      <text:list text:style-name="L2">
        <text:list-item>
          <text:p text:style-name="P20"><text:span text:style-name="T6">For Python technology, the </text:span><text:span text:style-name="T4">${PROJECT_PATH_ROOT}/${PROJECT_PYTHON}/.ci/setup_unix-any.sh</text:span><text:span text:style-name="T6"> houses only the setup implementations for Python technology itself.</text:span></text:p>
        </text:list-item>
        <text:list-item>
          <text:p text:style-name="P21">For Go technology, the <text:span text:style-name="T3">${PROJECT_PATH_ROOT}/${PROJECT_GO}/.ci/setup_unix-any.sh</text:span> houses only the setup implementations for Go technology only.</text:p>
        </text:list-item>
      </text:list>
      <text:p text:style-name="P10">All these CI recipes <text:span text:style-name="T7">customization</text:span> are done in their dedicated folders so the <text:span text:style-name="T3">AutomataCI/</text:span> main engine directory stays in-tact in case of future updates. In any cases, you should not be touching or editing any objects found in <text:span text:style-name="T5">AutomataCI/</text:span> directory at all. If you do, something is really wrong and you should reconsider or start asking questions.</text:p>
      <text:p text:style-name="P8"/>
      <text:h text:style-name="P17" text:outline-level="3">CI Recipe File Naming Guideline</text:h>
      <text:p text:style-name="P8">Generally speaking, the CI recipes are governed by their POSIX Shell and PowerShell dot import mechanism. Similarly to AutomataCI filesystem naming convention, a CI recipe shall be named following to the format tabulated in Table <text:sequence-ref text:reference-format="category-and-value" text:ref-name="refText0">1.1.2.1</text:sequence-ref>.</text:p>
      <text:p text:style-name="Table"><text:span text:style-name="T6">Table</text:span> <text:sequence text:ref-name="refText0" text:name="Text" text:formula="ooow:Text+1" style:num-format="1">1.1.2.1</text:sequence>: <text:span text:style-name="T6">A guideline for naming CI recipe</text:span></text:p>
      <table:table table:name="Table1" table:style-name="Table1">
        <table:table-column table:style-name="Table1.A"/>
        <table:table-row>
          <table:table-cell table:style-name="Table1.A1" office:value-type="string">
            <text:p text:style-name="P13">[_]{purpose}_{os}-{arch}.{extension}</text:p>
            <text:p text:style-name="P9"/>
            <text:p text:style-name="P11">LEGENDS:</text:p>
            <text:list text:style-name="L1">
              <text:list-item>
                <text:p text:style-name="P19"><text:span text:style-name="T2">{ … }</text:span> <text:span text:style-name="T6">–</text:span> compulsory field.</text:p>
              </text:list-item>
              <text:list-item>
                <text:p text:style-name="P19"><text:span text:style-name="T2">[ … ]</text:span> <text:span text:style-name="T6">–</text:span> optional field.</text:p>
              </text:list-item>
            </text:list>
          </table:table-cell>
        </table:table-row>
      </table:table>
      <text:p text:style-name="P8">Example:</text:p>
      <text:list text:style-name="L3">
        <text:list-item>
          <text:p text:style-name="P22"><text:span text:style-name="T2">package_windows-any.ps1</text:span> – main Package CI job recipe for Windows OS environment.</text:p>
        </text:list-item>
        <text:list-item>
          <text:p text:style-name="P22"><text:span text:style-name="T2">package_unix-any.sh</text:span> – main Package CI job recipe for UNIX OS environment.</text:p>
        </text:list-item>
        <text:list-item>
          <text:p text:style-name="P22"><text:span text:style-name="T2">_package-msi_windows-any.ps1</text:span> – a broken-down package CI job recipe focusing only on MSI packaging for <text:span text:style-name="T3">package_windows-any.ps1</text:span> to import in.</text:p>
        </text:list-item>
        <text:list-item>
          <text:p text:style-name="P22"><text:span text:style-name="T2">_package-msi_windows-any.sh</text:span> – a broken-down package CI job recipe focusing only on MSI packaging for <text:span text:style-name="T3">package_unix-any.sh</text:span> to import in.</text:p>
        </text:list-item>
      </text:list>
      <text:p text:style-name="P8"/>
      <text:p text:style-name="P8">Depending on the volume of a recipe, one can break it down to multiple files for maintainable sanity purposes. As shown in the example above, AutomataCI covers a large amount of packaging ecosystems so stuffing everything into a single large main recipe file is a guaranteed nightmare. Hence, the sensible strategy is to break it down (often has an underscore (_) prefix) like in (3) and (4) while the main recipe (1) and (2) is only responsible for importing the sub-recipes.</text:p>
      <text:p text:style-name="P8"/>
      <text:h text:style-name="P18" text:outline-level="3">Job-Oriented Executions</text:h>
      <text:p text:style-name="P8">Keep in mind that each CI job defines its own manner of executions and they’re not the same with each other. The execution patterns are detailed in their respective sub-sections.</text:p>
      <text:p text:style-name="P8"/>
      <text:h text:style-name="Heading_20_3" text:outline-level="3">Concurrent/Parallel Implementations</text:h>
      <text:p text:style-name="P8">While AutomataCI maintains the main CI job story-line, each underlying executions of the job can be executed concurrently or in parallel whenever possible. This speeds up the execution process and fully utilizes a given host machine’s resources at a given time.</text:p>
      <text:p text:style-name="P8">As of version 2.0.0, concurrent/parallel executions are already implemented in some CI jobs. They are detailed in their respective sub-se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text-properties fo:font-size="11pt" style:font-size-asian="11pt"/>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3</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3</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3</text:page-number><text:s/><text:span text:style-name="MT1">of </text:span><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20H59M36S</meta:editing-duration>
    <meta:editing-cycles>25</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5T16:09:54.949955950</dc:date>
    <dc:creator>Kean Ho Chew</dc:creator>
    <meta:document-statistic meta:table-count="1" meta:image-count="0" meta:object-count="0" meta:page-count="3" meta:paragraph-count="32" meta:word-count="534" meta:character-count="3614" meta:non-whitespace-character-count="3119"/>
    <meta:template xlink:type="simple" xlink:actuate="onRequest" xlink:title="Official Book" xlink:href="../../templates/Book.ott" meta:date="2023-11-17T20:33:17.245827505"/>
  </office:meta>
</office:document-meta>
</file>